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Zurn</text:p>
      <text:p text:style-name="P1">CSCI 373 – Dr. Heroux</text:p>
      <text:p text:style-name="P1">Survey Paper</text:p>
      <text:p text:style-name="P1">10/29/13</text:p>
      <text:p text:style-name="P1"/>
      <text:p text:style-name="P2">Introduction</text:p>
      <text:p text:style-name="P2">Body</text:p>
      <text:p text:style-name="P2"><text:tab/>History of Mobile Development</text:p>
      <text:p text:style-name="P2"><text:tab/><text:tab/>History before modern development (with SDKs)</text:p>
      <text:p text:style-name="P2"><text:tab/><text:tab/><text:tab/>Initial mobile operation system</text:p>
      <text:p text:style-name="P2"><text:tab/>The need for mobile technology</text:p>
      <text:p text:style-name="P2"><text:tab/><text:tab/>The shift toward modern native development</text:p>
      <text:p text:style-name="P2"><text:tab/><text:tab/><text:tab/>BlackBerry</text:p>
      <text:p text:style-name="P2"><text:tab/><text:tab/><text:tab/>iPhone</text:p>
      <text:p text:style-name="P2"><text:tab/><text:tab/><text:tab/>Android</text:p>
      <text:p text:style-name="P2"><text:tab/><text:tab/><text:tab/>The problem in native development</text:p>
      <text:p text:style-name="P2"><text:tab/><text:tab/>A new shift towards cross-compatiable platforms</text:p>
      <text:p text:style-name="P2"><text:tab/><text:tab/><text:tab/>Technologies used</text:p>
      <text:p text:style-name="P2"><text:tab/><text:tab/><text:tab/>Strengths and advantages</text:p>
      <text:p text:style-name="P2">Conclusion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10-22T16:07:27</meta:creation-date>
    <meta:document-statistic meta:table-count="0" meta:image-count="0" meta:object-count="0" meta:page-count="1" meta:paragraph-count="20" meta:word-count="57" meta:character-count="429" meta:non-whitespace-character-count="361"/>
    <dc:date>2013-10-22T16:12:31</dc:date>
    <dc:creator>Andrew Zurn</dc:creator>
    <meta:editing-duration>PT5M4S</meta:editing-duration>
    <meta:editing-cycles>1</meta:editing-cycles>
    <meta:generator>LibreOffice/3.4$Unix LibreOffice_project/340m1$Build-502</meta:generator>
  </office:meta>
</office:document-meta>
</file>